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om introduction</text:h>
      <text:p text:style-name="Text_20_body">The document discusses the two dominating architectures for client-server ReST and RPC, then it focusses on ReST and its implementation Atom.</text:p>
      <text:h text:style-name="Heading_20_2" text:outline-level="2">ReST versus RPC</text:h>
      <text:p text:style-name="Text_20_body">There are two dominating architectures for client-server. One is new and called “ReST” which abbreviates “Representational State Transfer”. The other is old and is called “RPC” which abbreviates “Remote Procedure Call”. For details on their history see wikipedia.</text:p>
      <text:h text:style-name="Heading_20_3" text:outline-level="3">ReST</text:h>
      <text:p text:style-name="Text_20_body">ReST is a style of architecture. There are <text:span text:style-name="T1">resources</text:span>, which are the business objects. They are <text:span text:style-name="T1">represented</text:span> in some form, usually XML. More precisely, their <text:span text:style-name="T1">state</text:span> is represented in XML. The representation of the state of the resources is <text:span text:style-name="T1">transferred</text:span> between server and client. Put together: Representational state transfer.</text:p>
      <text:p text:style-name="Text_20_body">There are only four operations. They are:</text:p>
      <text:list xml:id="list1609778269" text:style-name="L1">
        <text:list-item>
          <text:p text:style-name="P1">POST –the client <text:span text:style-name="T1">creates</text:span> a new resource to the server</text:p>
        </text:list-item>
        <text:list-item>
          <text:p text:style-name="P1">GET --the clients <text:span text:style-name="T1">reads</text:span> some resources from the server</text:p>
        </text:list-item>
        <text:list-item>
          <text:p text:style-name="P1">PUT –the client <text:span text:style-name="T1">updates</text:span> a resource to the server</text:p>
        </text:list-item>
        <text:list-item>
          <text:p text:style-name="P1">DELETE –the client <text:span text:style-name="T1">deletes</text:span> a resource on the server</text:p>
        </text:list-item>
      </text:list>
      <text:p text:style-name="Text_20_body">Here I present ReST in the context of web applications with protocol http. The ReST operations correspond to the http methods.</text:p>
      <text:p text:style-name="Text_20_body">Except for POST, theses operations are idempotent. Idempotency is an important property in simplifying the architecture. It means the architecture is stateless: we don't need a cookie or other means of maintaining a session. In fact, the original design of the web is close to REST. In particular, idempotency is important because for repeating failed requests and caching successful requests.</text:p>
      <text:p text:style-name="Text_20_body">The four operations also correspond to CRUD, basic SQL, copy-paste interfaces, and the java bean conventions.</text:p>
      <text:p text:style-name="Text_20_body">The operations are not methods of a resource class, or all the resource classes. They apply to all resource classes. This is not object-oriented programming.</text:p>
      <text:p text:style-name="Text_20_body">The ReST architecture is implemented for example in Atom. Atom is a protocol for sending resources in XML representation over http.</text:p>
      <text:h text:style-name="Heading_20_3" text:outline-level="3">RPC</text:h>
      <text:p text:style-name="Text_20_body">RPC abbreviate “Remote Procedure Call”. The RPC style is object-oriented programming<text:note text:id="ftn1" text:note-class="footnote"><text:note-citation>1</text:note-citation><text:note-body><text:p text:style-name="Footnote">A <text:span text:style-name="T1">procedure</text:span> is from procedural programming, whereas a <text:span text:style-name="T1">method</text:span> is from object oriented programming. Since procedural programming is irrelevant today I will pretend it is a special case of object oriented programming: the procedures are the methods of some implicit server-object.</text:p></text:note-body></text:note>, with some objects being on a remote server. Calling a method on a remote object requires some kind of protocol. RPC is remote object-oriented programming.</text:p>
      <text:p text:style-name="Text_20_body">That means, RPC has a lot of generality. We can do everything we can do in normal OOP. The operations may be idempotent or not. The typical transactional, state-modifiying, non-idemptotent operation that you can implement in RPC but not in ReST is transferring money from one account <text:soft-page-break/>to another.</text:p>
      <text:p text:style-name="Text_20_body">The generality of remote OOP comes at the price of complexity. If you don't impose some patterns <text:s/>the application can easily become complex.</text:p>
      <text:p text:style-name="Text_20_body">Over the years, there have been many implementations of RPC: </text:p>
      <text:list xml:id="list619008659" text:style-name="L2">
        <text:list-item>
          <text:p text:style-name="P2">RMI –raw remote Java</text:p>
        </text:list-item>
        <text:list-item>
          <text:p text:style-name="P2">CORBA –remote OO, language independent</text:p>
        </text:list-item>
        <text:list-item>
          <text:p text:style-name="P2">EJB –remote Java</text:p>
        </text:list-item>
        <text:list-item>
          <text:p text:style-name="P2">web services –the operation-oriented part, not the document-oriented part which is much closer to ReST</text:p>
        </text:list-item>
        <text:list-item>
          <text:p text:style-name="P2">DWR –remote javascript-to-java</text:p>
        </text:list-item>
      </text:list>
      <text:h text:style-name="Heading_20_2" text:outline-level="2">Atom</text:h>
      <text:p text:style-name="Text_20_body">Atom is a protocol for sending entities represented in XML over http. Its architecture is ReST. ReST's resources are called “entities” in Atom. Atom consists of two parts, two specifications:</text:p>
      <text:list xml:id="list342372227" text:style-name="L3">
        <text:list-item>
          <text:p text:style-name="P3">Atom syndication format. <text:a xlink:type="simple" xlink:href="http://www.atomenabled.org/developers/syndication/atom-format-spec.php">http://www.atomenabled.org/developers/syndication/atom-format-spec.php</text:a> </text:p>
        </text:list-item>
        <text:list-item>
          <text:p text:style-name="P3">Atom publishing protocol. <text:a xlink:type="simple" xlink:href="http://bitworking.org/projects/atom/draft-ietf-atompub-protocol-04.html">http://bitworking.org/projects/atom/draft-ietf-atompub-protocol-04.html</text:a> </text:p>
        </text:list-item>
      </text:list>
      <text:p text:style-name="Text_20_body">The Atom syndication format speaks about the client reading entities from the server. This part of Atom supersedes the various news feed formats like RSS. Modern news feeds serve Atom 1.0. Modern browsers can open Atom feed URLs. They recognize the format and present the entities well. They permit subscribing to the feeds. Then every time the user opens the browser, it will check whether there are any updates on the subscribed news feeds. There are many installable and online news feed readers. News feeds can easily be read automatically and recombined into other feeds or into web pages.</text:p>
      <text:p text:style-name="Text_20_body">While the Atom syndication format was primarily made for news feeds, there is nothing in the spec that restricts the business objects represented by the entities to being news items. They can be whatever business object is useful. The spec describes some general XML elements that must be present in the entity, like title, description, date. These are necessary so that any Atom reader can display the entity well. They are made for news items, but they are so general that they can easily be adapted to other business objects. Furthermore, the spec defines how we may add our own elements to the feed: the extension elements. A standard Atom reader will just ignore the extension elements in the same way that a browser will ignore tags that it doesn't understand. But the Atom client that we have made knowing the format of our extension elements can parse and interpret them in any way we like.</text:p>
      <text:p text:style-name="Text_20_body">Partial responses are paging. One good property of the Atom syndication format is that clients can interpret partial responses, like in html. If an Atom feed contains 100 entities, but the communication fails after 50 entities, the reader may guess the missing feed-closing tag at the end and simply display the 50 received entities. In an RPC implementation with a web service that would be impossible. If the entities are dated and ordered (which is usual), then the client may send a second request for only the 50 entities that are missing.</text:p>
      <text:p text:style-name="Text_20_body">The Atom publishing protocol speaks about how the client can create entities on the server, update them, and delete them. The client performs these operations by sending XML representations of the entities to the server. The entities are versioned: every change on an entity generates a new version of the entity with a new version numbers. These version number help in controlling changes.</text:p>
      <text:p text:style-name="Text_20_body"><text:soft-page-break/>Libraries for Atom. There are some libraries for Atom, most notably Google's GData client library. However, I don't know a good server library, but I think it is not really necessary either. It is no big effort the objects of the Atom spec in a handful of java classes and a servlet that receives and serves Atom requests in exactly the way we want. On the client side, GData may be useful for parsing the feeds.</text:p>
      <text:p text:style-name="Text_20_body">GData is more than a java client library for Atom. In fact, GData is a specification for clients reading information from the server, in either Atom or RSS format. It specifies an extensible query languages of URL parameters. For example, if we want to retrieve all the entities that match keyword-search for “inspiracio”, we add q=inspiracio to the URL, just as in the google search engine. There are parameters for search by id, keyword, category (we can use that to chose between business objects), date, author, and it has parameters for paging the results. Of course you may any parameters you like: they are just URL-parameters. Google uses GData for all its services, for example the google search engine and the google calendar service. So it must be good!</text:p>
      <text:p text:style-name="Text_20_body">XML implementation note. Atom is based on XML. In java XML is processed usually based on one of two models: DOM or SAX. It is usually easier to program with DOM, where you manipulate the whole XML document as a tree in memory. However, if the server is to serve very large feeds, maybe the SAX model is more useful. It can send each little bit of XML to the client as the XML document is being constructed. It is not necessary to have the whole document in memory as a tree of objects. But programming with SAX is more cumbersome. Go for DOM, and add SAX as an alternative when performance test show that it is necessary.</text:p>
      <text:h text:style-name="Heading_20_3" text:outline-level="3">Authentication and other aspects</text:h>
      <text:p text:style-name="Text_20_body">Both web services and Atom use http as transport protocol. Therefore we can benefit from all the added aspects of http, like authentication and encryption. There is no need to investigate the additions to the web service protocol or future additions to Atom. For encryption we can simply use https and for authentication we can use basic http authentication. These mechanisms are very well know and universally implemented and supported. Only if in the future we find that we have some very specialized need or need to generalize the transport protocol, is it worthwhile to look for encryption and authentication in the data level of the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7-11-02T11:44:07</meta:creation-date>
    <dc:date>2011-05-24T00:14:34</dc:date>
    <dc:language>en</dc:language>
    <meta:editing-cycles>18</meta:editing-cycles>
    <meta:editing-duration>PT1H35M50S</meta:editing-duration>
    <dc:creator>Alexander Bunkenburg</dc:creator>
    <meta:document-statistic meta:table-count="0" meta:image-count="0" meta:object-count="0" meta:page-count="3" meta:paragraph-count="40" meta:word-count="1403" meta:character-count="8461"/>
    <meta:user-defined meta:name="Info 1"/>
    <meta:user-defined meta:name="Info 2"/>
    <meta:user-defined meta:name="Info 3"/>
    <meta:user-defined meta:name="Info 4"/>
  </office:meta>
</office:document-meta>
</file>